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NTAÑES HUAYLLAS, MOIS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NTAÑES HUAYLLAS, MOIS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HUAMANI LLAMOSA MERCEDES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23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2:0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5:5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